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77pt"/>
    </style:style>
    <style:style style:name="co2" style:family="table-column">
      <style:table-column-properties fo:break-before="auto" style:column-width="41.9pt"/>
    </style:style>
    <style:style style:name="co3" style:family="table-column">
      <style:table-column-properties fo:break-before="auto" style:column-width="44.76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55.05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35.74pt"/>
    </style:style>
    <style:style style:name="co8" style:family="table-column">
      <style:table-column-properties fo:break-before="auto" style:column-width="66.61pt"/>
    </style:style>
    <style:style style:name="co9" style:family="table-column">
      <style:table-column-properties fo:break-before="auto" style:column-width="51.96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80.5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0"/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Function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Class Specific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queDivisor</text:p>
          </table:table-cell>
          <table:table-cell office:value-type="string" calcext:value-type="string">
            <text:p>UniqueMi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areDivisor</text:p>
          </table:table-cell>
          <table:table-cell office:value-type="string" calcext:value-type="string">
            <text:p>RareMin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SetDivisor</text:p>
          </table:table-cell>
          <table:table-cell office:value-type="string" calcext:value-type="string">
            <text:p>SetMin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MagicDivisor</text:p>
          </table:table-cell>
          <table:table-cell office:value-type="string" calcext:value-type="string">
            <text:p>MagicMin</text:p>
          </table:table-cell>
          <table:table-cell office:value-type="string" calcext:value-type="string">
            <text:p>HiQuality</text:p>
          </table:table-cell>
          <table:table-cell office:value-type="string" calcext:value-type="string">
            <text:p>HiQualityDiviso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NormalDivisor</text:p>
          </table:table-cell>
        </table:table-row>
        <table:table-row table:style-name="ro1">
          <table:table-cell office:value-type="string" calcext:value-type="string">
            <text:p>Ratio - (Monster Level / Ratio Divisor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3200" calcext:value-type="float">
            <text:p>3200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5600" calcext:value-type="float">
            <text:p>5600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b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6400" calcext:value-type="float">
            <text:p>6400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float" office:value="3200" calcext:value-type="float">
            <text:p>3200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600" calcext:value-type="float">
            <text:p>5600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atio - (Monster Level / Ratio Divisor)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600" calcext:value-type="float">
            <text:p>560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b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6400" calcext:value-type="float">
            <text:p>6400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200" calcext:value-type="float">
            <text:p>3200</text:p>
          </table:table-cell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5600" calcext:value-type="float">
            <text:p>560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ass Specif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6400" calcext:value-type="float">
            <text:p>640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200" calcext:value-type="float">
            <text:p>320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600" calcext:value-type="float">
            <text:p>560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lass Specific Uber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3" calcext:value-type="float">
            <text:p>3</text:p>
          </table:table-cell>
          <table:table-cell office:value-type="float" office:value="6400" calcext:value-type="float">
            <text:p>6400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3200" calcext:value-type="float">
            <text:p>3200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600" calcext:value-type="float">
            <text:p>560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lvl</text:p>
          </table:table-cell>
          <table:table-cell table:style-name="ce1" office:value-type="float" office:value="91" calcext:value-type="float">
            <text:p>91</text:p>
          </table:table-cell>
          <table:table-cell/>
          <table:table-cell office:value-type="string" calcext:value-type="string">
            <text:p>MF Base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>
            <text:p>qlvl</text:p>
          </table:table-cell>
          <table:table-cell table:style-name="ce1" office:value-type="float" office:value="79" calcext:value-type="float">
            <text:p>79</text:p>
          </table:table-cell>
          <table:table-cell/>
          <table:table-cell table:style-name="ce3" office:value-type="float" office:value="300" calcext:value-type="float">
            <text:p>300</text:p>
          </table:table-cell>
          <table:table-cell table:formula="of:=FLOOR([.$D$11]*[.E10]/([.$D$11]+[.E10]))" office:value-type="float" office:value="136" calcext:value-type="float">
            <text:p>136</text:p>
          </table:table-cell>
          <table:table-cell table:number-columns-repeated="2"/>
          <table:table-cell table:formula="of:=FLOOR([.$D$11]*[.H10]/([.$D$11]+[.H10]))" office:value-type="float" office:value="200" calcext:value-type="float">
            <text:p>200</text:p>
          </table:table-cell>
          <table:table-cell table:number-columns-repeated="2"/>
          <table:table-cell table:formula="of:=FLOOR([.$D$11]*[.K10]/([.$D$11]+[.K10]))" office:value-type="float" office:value="187" calcext:value-type="float">
            <text:p>187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aseChance</text:p>
          </table:table-cell>
          <table:table-cell office:value-type="string" calcext:value-type="string">
            <text:p>ModChance</text:p>
          </table:table-cell>
          <table:table-cell office:value-type="string" calcext:value-type="string">
            <text:p>ModChance MF</text:p>
          </table:table-cell>
          <table:table-cell table:number-columns-repeated="13"/>
        </table:table-row>
        <table:table-row table:style-name="ro1">
          <table:table-cell table:formula="of:=[.A4]" office:value-type="string" office:string-value="Ratio - (Monster Level / Ratio Divisor)" calcext:value-type="string">
            <text:p>Ratio - (Monster Level / Ratio Divisor)</text:p>
          </table:table-cell>
          <table:table-cell table:number-columns-repeated="3"/>
          <table:table-cell table:formula="of:=[.E4]-([.$B$10]-[.$B$11])/[.F4]" office:value-type="float" office:value="388" calcext:value-type="float">
            <text:p>388</text:p>
          </table:table-cell>
          <table:table-cell table:formula="of:=FLOOR([.E13]*128)" office:value-type="float" office:value="49664" calcext:value-type="float">
            <text:p>49664</text:p>
          </table:table-cell>
          <table:table-cell table:formula="of:=FLOOR([.F13]*100/(100+[.E$11]))" office:value-type="float" office:value="21044" calcext:value-type="float">
            <text:p>21044</text:p>
          </table:table-cell>
          <table:table-cell table:formula="of:=[.H4]-([.$B$10]-[.$B$11])/[.I4]" office:value-type="float" office:value="94" calcext:value-type="float">
            <text:p>94</text:p>
          </table:table-cell>
          <table:table-cell table:formula="of:=FLOOR([.H13]*128)" office:value-type="float" office:value="12032" calcext:value-type="float">
            <text:p>12032</text:p>
          </table:table-cell>
          <table:table-cell table:formula="of:=FLOOR([.I13]*100/(100+[.H$11]))" office:value-type="float" office:value="4010" calcext:value-type="float">
            <text:p>4010</text:p>
          </table:table-cell>
          <table:table-cell table:formula="of:=[.K4]-([.$B$10]-[.$B$11])/[.L4]" office:value-type="float" office:value="154" calcext:value-type="float">
            <text:p>154</text:p>
          </table:table-cell>
          <table:table-cell table:formula="of:=FLOOR([.K13]*128)" office:value-type="float" office:value="19712" calcext:value-type="float">
            <text:p>19712</text:p>
          </table:table-cell>
          <table:table-cell table:formula="of:=FLOOR([.L13]*100/(100+[.K$11]))" office:value-type="float" office:value="6868" calcext:value-type="float">
            <text:p>6868</text:p>
          </table:table-cell>
          <table:table-cell table:formula="of:=[.N4]-([.$B$10]-[.$B$11])/[.O4]" office:value-type="float" office:value="30" calcext:value-type="float">
            <text:p>30</text:p>
          </table:table-cell>
          <table:table-cell table:formula="of:=FLOOR([.N13]*128)" office:value-type="float" office:value="3840" calcext:value-type="float">
            <text:p>3840</text:p>
          </table:table-cell>
          <table:table-cell table:formula="of:=FLOOR([.O13]*100/(100+[.N$11]))"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table:formula="of:=[.A5]" office:value-type="string" office:string-value="Uber" calcext:value-type="string">
            <text:p>Uber</text:p>
          </table:table-cell>
          <table:table-cell table:number-columns-repeated="3"/>
          <table:table-cell table:formula="of:=[.E5]-([.$B$10]-[.$B$11])/[.F5]" office:value-type="float" office:value="388" calcext:value-type="float">
            <text:p>388</text:p>
          </table:table-cell>
          <table:table-cell table:formula="of:=FLOOR([.E14]*128)" office:value-type="float" office:value="49664" calcext:value-type="float">
            <text:p>49664</text:p>
          </table:table-cell>
          <table:table-cell table:formula="of:=FLOOR([.F14]*100/(100+[.E$11]))" office:value-type="float" office:value="21044" calcext:value-type="float">
            <text:p>21044</text:p>
          </table:table-cell>
          <table:table-cell table:formula="of:=[.H5]-([.$B$10]-[.$B$11])/[.I5]" office:value-type="float" office:value="94" calcext:value-type="float">
            <text:p>94</text:p>
          </table:table-cell>
          <table:table-cell table:formula="of:=FLOOR([.H14]*128)" office:value-type="float" office:value="12032" calcext:value-type="float">
            <text:p>12032</text:p>
          </table:table-cell>
          <table:table-cell table:formula="of:=FLOOR([.I14]*100/(100+[.H$11]))" office:value-type="float" office:value="4010" calcext:value-type="float">
            <text:p>4010</text:p>
          </table:table-cell>
          <table:table-cell table:formula="of:=[.K5]-([.$B$10]-[.$B$11])/[.L5]" office:value-type="float" office:value="154" calcext:value-type="float">
            <text:p>154</text:p>
          </table:table-cell>
          <table:table-cell table:formula="of:=FLOOR([.K14]*128)" office:value-type="float" office:value="19712" calcext:value-type="float">
            <text:p>19712</text:p>
          </table:table-cell>
          <table:table-cell table:formula="of:=FLOOR([.L14]*100/(100+[.K$11]))" office:value-type="float" office:value="6868" calcext:value-type="float">
            <text:p>6868</text:p>
          </table:table-cell>
          <table:table-cell table:formula="of:=[.N5]-([.$B$10]-[.$B$11])/[.O5]" office:value-type="float" office:value="30" calcext:value-type="float">
            <text:p>30</text:p>
          </table:table-cell>
          <table:table-cell table:formula="of:=FLOOR([.N14]*128)" office:value-type="float" office:value="3840" calcext:value-type="float">
            <text:p>3840</text:p>
          </table:table-cell>
          <table:table-cell table:formula="of:=FLOOR([.O14]*100/(100+[.N$11]))" office:value-type="float" office:value="3840" calcext:value-type="float">
            <text:p>3840</text:p>
          </table:table-cell>
          <table:table-cell table:number-columns-repeated="4"/>
        </table:table-row>
        <table:table-row table:style-name="ro1">
          <table:table-cell table:formula="of:=[.A6]" office:value-type="string" office:string-value="Class Specific" calcext:value-type="string">
            <text:p>Class Specific</text:p>
          </table:table-cell>
          <table:table-cell table:number-columns-repeated="3"/>
          <table:table-cell table:formula="of:=[.E6]-([.$B$10]-[.$B$11])/[.F6]" office:value-type="float" office:value="236" calcext:value-type="float">
            <text:p>236</text:p>
          </table:table-cell>
          <table:table-cell table:formula="of:=FLOOR([.E15]*128)" office:value-type="float" office:value="30208" calcext:value-type="float">
            <text:p>30208</text:p>
          </table:table-cell>
          <table:table-cell table:formula="of:=FLOOR([.F15]*100/(100+[.E$11]))" office:value-type="float" office:value="12800" calcext:value-type="float">
            <text:p>12800</text:p>
          </table:table-cell>
          <table:table-cell table:formula="of:=[.H6]-([.$B$10]-[.$B$11])/[.I6]" office:value-type="float" office:value="76" calcext:value-type="float">
            <text:p>76</text:p>
          </table:table-cell>
          <table:table-cell table:formula="of:=FLOOR([.H15]*128)" office:value-type="float" office:value="9728" calcext:value-type="float">
            <text:p>9728</text:p>
          </table:table-cell>
          <table:table-cell table:formula="of:=FLOOR([.I15]*100/(100+[.H$11]))" office:value-type="float" office:value="3242" calcext:value-type="float">
            <text:p>3242</text:p>
          </table:table-cell>
          <table:table-cell table:formula="of:=[.K6]-([.$B$10]-[.$B$11])/[.L6]" office:value-type="float" office:value="116" calcext:value-type="float">
            <text:p>116</text:p>
          </table:table-cell>
          <table:table-cell table:formula="of:=FLOOR([.K15]*128)" office:value-type="float" office:value="14848" calcext:value-type="float">
            <text:p>14848</text:p>
          </table:table-cell>
          <table:table-cell table:formula="of:=FLOOR([.L15]*100/(100+[.K$11]))" office:value-type="float" office:value="5173" calcext:value-type="float">
            <text:p>5173</text:p>
          </table:table-cell>
          <table:table-cell table:formula="of:=[.N6]-([.$B$10]-[.$B$11])/[.O6]" office:value-type="float" office:value="15" calcext:value-type="float">
            <text:p>15</text:p>
          </table:table-cell>
          <table:table-cell table:formula="of:=FLOOR([.N15]*128)" office:value-type="float" office:value="1920" calcext:value-type="float">
            <text:p>1920</text:p>
          </table:table-cell>
          <table:table-cell table:formula="of:=FLOOR([.O15]*100/(100+[.N$11]))" office:value-type="float" office:value="1920" calcext:value-type="float">
            <text:p>1920</text:p>
          </table:table-cell>
          <table:table-cell table:number-columns-repeated="4"/>
        </table:table-row>
        <table:table-row table:style-name="ro1">
          <table:table-cell table:formula="of:=[.A7]" office:value-type="string" office:string-value="Class Specific Uber" calcext:value-type="string">
            <text:p>Class Specific Uber</text:p>
          </table:table-cell>
          <table:table-cell table:number-columns-repeated="3"/>
          <table:table-cell table:formula="of:=[.E7]-([.$B$10]-[.$B$11])/[.F7]" office:value-type="float" office:value="236" calcext:value-type="float">
            <text:p>236</text:p>
          </table:table-cell>
          <table:table-cell table:formula="of:=FLOOR([.E16]*128)" office:value-type="float" office:value="30208" calcext:value-type="float">
            <text:p>30208</text:p>
          </table:table-cell>
          <table:table-cell table:formula="of:=FLOOR([.F16]*100/(100+[.E$11]))" office:value-type="float" office:value="12800" calcext:value-type="float">
            <text:p>12800</text:p>
          </table:table-cell>
          <table:table-cell table:formula="of:=[.H7]-([.$B$10]-[.$B$11])/[.I7]" office:value-type="float" office:value="76" calcext:value-type="float">
            <text:p>76</text:p>
          </table:table-cell>
          <table:table-cell table:formula="of:=FLOOR([.H16]*128)" office:value-type="float" office:value="9728" calcext:value-type="float">
            <text:p>9728</text:p>
          </table:table-cell>
          <table:table-cell table:formula="of:=FLOOR([.I16]*100/(100+[.H$11]))" office:value-type="float" office:value="3242" calcext:value-type="float">
            <text:p>3242</text:p>
          </table:table-cell>
          <table:table-cell table:formula="of:=[.K7]-([.$B$10]-[.$B$11])/[.L7]" office:value-type="float" office:value="116" calcext:value-type="float">
            <text:p>116</text:p>
          </table:table-cell>
          <table:table-cell table:formula="of:=FLOOR([.K16]*128)" office:value-type="float" office:value="14848" calcext:value-type="float">
            <text:p>14848</text:p>
          </table:table-cell>
          <table:table-cell table:formula="of:=FLOOR([.L16]*100/(100+[.K$11]))" office:value-type="float" office:value="5173" calcext:value-type="float">
            <text:p>5173</text:p>
          </table:table-cell>
          <table:table-cell table:formula="of:=[.N7]-([.$B$10]-[.$B$11])/[.O7]" office:value-type="float" office:value="15" calcext:value-type="float">
            <text:p>15</text:p>
          </table:table-cell>
          <table:table-cell table:formula="of:=FLOOR([.N16]*128)" office:value-type="float" office:value="1920" calcext:value-type="float">
            <text:p>1920</text:p>
          </table:table-cell>
          <table:table-cell table:formula="of:=FLOOR([.O16]*100/(100+[.N$11]))" office:value-type="float" office:value="1920" calcext:value-type="float">
            <text:p>1920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Modifiers from Tcs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string" calcext:value-type="string">
            <text:p>Champ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uper (TH + BW)</text:p>
          </table:table-cell>
          <table:table-cell office:value-type="string" calcext:value-type="string">
            <text:p>Ultra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Boss</text:p>
          </table:table-cell>
          <table:table-cell office:value-type="string" calcext:value-type="string">
            <text:p>BossQ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768" calcext:value-type="float">
            <text:p>768</text:p>
          </table:table-cell>
          <table:table-cell office:value-type="float" office:value="820" calcext:value-type="float">
            <text:p>820</text:p>
          </table:table-cell>
          <table:table-cell office:value-type="float" office:value="864" calcext:value-type="float">
            <text:p>864</text:p>
          </table:table-cell>
          <table:table-cell office:value-type="float" office:value="944" calcext:value-type="float">
            <text:p>944</text:p>
          </table:table-cell>
          <table:table-cell table:number-columns-repeated="2" office:value-type="float" office:value="960" calcext:value-type="float">
            <text:p>960</text:p>
          </table:table-cell>
          <table:table-cell office:value-type="float" office:value="982" calcext:value-type="float">
            <text:p>982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formula="of:=[.$G13]-([.$G13]*[.D$20])/1024" office:value-type="float" office:value="21044" calcext:value-type="float">
            <text:p>21044</text:p>
          </table:table-cell>
          <table:table-cell table:formula="of:=[.$G13]-([.$G13]*[.E$20])/1024" office:value-type="float" office:value="5261" calcext:value-type="float">
            <text:p>5261</text:p>
          </table:table-cell>
          <table:table-cell table:formula="of:=[.$G13]-([.$G13]*[.F$20])/1024" office:value-type="float" office:value="4192.359375" calcext:value-type="float">
            <text:p>4192.359375</text:p>
          </table:table-cell>
          <table:table-cell table:formula="of:=[.$G13]-([.$G13]*[.G$20])/1024" office:value-type="float" office:value="3288.125" calcext:value-type="float">
            <text:p>3288.125</text:p>
          </table:table-cell>
          <table:table-cell table:formula="of:=[.$G13]-([.$G13]*[.H$20])/1024" office:value-type="float" office:value="1644.0625" calcext:value-type="float">
            <text:p>1644.0625</text:p>
          </table:table-cell>
          <table:table-cell table:formula="of:=[.$G13]-([.$G13]*[.I$20])/1024" office:value-type="float" office:value="1315.25" calcext:value-type="float">
            <text:p>1315.25</text:p>
          </table:table-cell>
          <table:table-cell table:formula="of:=[.$G13]-([.$G13]*[.J$20])/1024" office:value-type="float" office:value="1315.25" calcext:value-type="float">
            <text:p>1315.25</text:p>
          </table:table-cell>
          <table:table-cell table:formula="of:=[.$G13]-([.$G13]*[.K$20])/1024" office:value-type="float" office:value="863.1328125" calcext:value-type="float">
            <text:p>863.13281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$G14]-([.$G14]*[.D$20])/1024" office:value-type="float" office:value="21044" calcext:value-type="float">
            <text:p>21044</text:p>
          </table:table-cell>
          <table:table-cell table:formula="of:=[.$G14]-([.$G14]*[.E$20])/1024" office:value-type="float" office:value="5261" calcext:value-type="float">
            <text:p>5261</text:p>
          </table:table-cell>
          <table:table-cell table:formula="of:=[.$G14]-([.$G14]*[.F$20])/1024" office:value-type="float" office:value="4192.359375" calcext:value-type="float">
            <text:p>4192.359375</text:p>
          </table:table-cell>
          <table:table-cell table:formula="of:=[.$G14]-([.$G14]*[.G$20])/1024" office:value-type="float" office:value="3288.125" calcext:value-type="float">
            <text:p>3288.125</text:p>
          </table:table-cell>
          <table:table-cell table:formula="of:=[.$G14]-([.$G14]*[.H$20])/1024" office:value-type="float" office:value="1644.0625" calcext:value-type="float">
            <text:p>1644.0625</text:p>
          </table:table-cell>
          <table:table-cell table:formula="of:=[.$G14]-([.$G14]*[.I$20])/1024" office:value-type="float" office:value="1315.25" calcext:value-type="float">
            <text:p>1315.25</text:p>
          </table:table-cell>
          <table:table-cell table:formula="of:=[.$G14]-([.$G14]*[.J$20])/1024" office:value-type="float" office:value="1315.25" calcext:value-type="float">
            <text:p>1315.25</text:p>
          </table:table-cell>
          <table:table-cell table:formula="of:=[.$G14]-([.$G14]*[.K$20])/1024" office:value-type="float" office:value="863.1328125" calcext:value-type="float">
            <text:p>863.13281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$G15]-([.$G15]*[.D$20])/1024" office:value-type="float" office:value="12800" calcext:value-type="float">
            <text:p>12800</text:p>
          </table:table-cell>
          <table:table-cell table:formula="of:=[.$G15]-([.$G15]*[.E$20])/1024" office:value-type="float" office:value="3200" calcext:value-type="float">
            <text:p>3200</text:p>
          </table:table-cell>
          <table:table-cell table:formula="of:=[.$G15]-([.$G15]*[.F$20])/1024" office:value-type="float" office:value="2550" calcext:value-type="float">
            <text:p>2550</text:p>
          </table:table-cell>
          <table:table-cell table:formula="of:=[.$G15]-([.$G15]*[.G$20])/1024" office:value-type="float" office:value="2000" calcext:value-type="float">
            <text:p>2000</text:p>
          </table:table-cell>
          <table:table-cell table:formula="of:=[.$G15]-([.$G15]*[.H$20])/1024" office:value-type="float" office:value="1000" calcext:value-type="float">
            <text:p>1000</text:p>
          </table:table-cell>
          <table:table-cell table:formula="of:=[.$G15]-([.$G15]*[.I$20])/1024" office:value-type="float" office:value="800" calcext:value-type="float">
            <text:p>800</text:p>
          </table:table-cell>
          <table:table-cell table:formula="of:=[.$G15]-([.$G15]*[.J$20])/1024" office:value-type="float" office:value="800" calcext:value-type="float">
            <text:p>800</text:p>
          </table:table-cell>
          <table:table-cell table:formula="of:=[.$G15]-([.$G15]*[.K$20])/1024"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$G16]-([.$G16]*[.D$20])/1024" office:value-type="float" office:value="12800" calcext:value-type="float">
            <text:p>12800</text:p>
          </table:table-cell>
          <table:table-cell table:formula="of:=[.$G16]-([.$G16]*[.E$20])/1024" office:value-type="float" office:value="3200" calcext:value-type="float">
            <text:p>3200</text:p>
          </table:table-cell>
          <table:table-cell table:formula="of:=[.$G16]-([.$G16]*[.F$20])/1024" office:value-type="float" office:value="2550" calcext:value-type="float">
            <text:p>2550</text:p>
          </table:table-cell>
          <table:table-cell table:formula="of:=[.$G16]-([.$G16]*[.G$20])/1024" office:value-type="float" office:value="2000" calcext:value-type="float">
            <text:p>2000</text:p>
          </table:table-cell>
          <table:table-cell table:formula="of:=[.$G16]-([.$G16]*[.H$20])/1024" office:value-type="float" office:value="1000" calcext:value-type="float">
            <text:p>1000</text:p>
          </table:table-cell>
          <table:table-cell table:formula="of:=[.$G16]-([.$G16]*[.I$20])/1024" office:value-type="float" office:value="800" calcext:value-type="float">
            <text:p>800</text:p>
          </table:table-cell>
          <table:table-cell table:formula="of:=[.$G16]-([.$G16]*[.J$20])/1024" office:value-type="float" office:value="800" calcext:value-type="float">
            <text:p>800</text:p>
          </table:table-cell>
          <table:table-cell table:formula="of:=[.$G16]-([.$G16]*[.K$20])/1024" office:value-type="float" office:value="525" calcext:value-type="float">
            <text:p>525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>
            <text:p>Normal Unique</text:p>
          </table:table-cell>
          <table:table-cell table:style-name="ce4" table:formula="of:=128/[.D22]" office:value-type="percentage" office:value="0.00608249382246721" calcext:value-type="percentage">
            <text:p>0.608%</text:p>
          </table:table-cell>
          <table:table-cell table:style-name="ce4" table:formula="of:=128/[.E22]" office:value-type="percentage" office:value="0.0243299752898688" calcext:value-type="percentage">
            <text:p>2.433%</text:p>
          </table:table-cell>
          <table:table-cell table:style-name="ce4" table:formula="of:=128/[.F22]" office:value-type="percentage" office:value="0.0305317336970903" calcext:value-type="percentage">
            <text:p>3.053%</text:p>
          </table:table-cell>
          <table:table-cell table:style-name="ce4" table:formula="of:=128/[.G22]" office:value-type="percentage" office:value="0.0389279604637902" calcext:value-type="percentage">
            <text:p>3.893%</text:p>
          </table:table-cell>
          <table:table-cell table:style-name="ce4" table:formula="of:=128/[.H22]" office:value-type="percentage" office:value="0.0778559209275803" calcext:value-type="percentage">
            <text:p>7.786%</text:p>
          </table:table-cell>
          <table:table-cell table:style-name="ce4" table:formula="of:=128/[.I22]" office:value-type="percentage" office:value="0.0973199011594754" calcext:value-type="percentage">
            <text:p>9.732%</text:p>
          </table:table-cell>
          <table:table-cell table:style-name="ce4" table:formula="of:=128/[.J22]" office:value-type="percentage" office:value="0.0973199011594754" calcext:value-type="percentage">
            <text:p>9.732%</text:p>
          </table:table-cell>
          <table:table-cell table:style-name="ce4" table:formula="of:=128/[.K22]" office:value-type="percentage" office:value="0.14829699224301" calcext:value-type="percentage">
            <text:p>14.830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Exc/Eli Unique</text:p>
          </table:table-cell>
          <table:table-cell table:style-name="ce4" table:formula="of:=128/[.D23]" office:value-type="percentage" office:value="0.00608249382246721" calcext:value-type="percentage">
            <text:p>0.608%</text:p>
          </table:table-cell>
          <table:table-cell table:style-name="ce4" table:formula="of:=128/[.E23]" office:value-type="percentage" office:value="0.0243299752898688" calcext:value-type="percentage">
            <text:p>2.433%</text:p>
          </table:table-cell>
          <table:table-cell table:style-name="ce4" table:formula="of:=128/[.F23]" office:value-type="percentage" office:value="0.0305317336970903" calcext:value-type="percentage">
            <text:p>3.053%</text:p>
          </table:table-cell>
          <table:table-cell table:style-name="ce4" table:formula="of:=128/[.G23]" office:value-type="percentage" office:value="0.0389279604637902" calcext:value-type="percentage">
            <text:p>3.893%</text:p>
          </table:table-cell>
          <table:table-cell table:style-name="ce4" table:formula="of:=128/[.H23]" office:value-type="percentage" office:value="0.0778559209275803" calcext:value-type="percentage">
            <text:p>7.786%</text:p>
          </table:table-cell>
          <table:table-cell table:style-name="ce4" table:formula="of:=128/[.I23]" office:value-type="percentage" office:value="0.0973199011594754" calcext:value-type="percentage">
            <text:p>9.732%</text:p>
          </table:table-cell>
          <table:table-cell table:style-name="ce4" table:formula="of:=128/[.J23]" office:value-type="percentage" office:value="0.0973199011594754" calcext:value-type="percentage">
            <text:p>9.732%</text:p>
          </table:table-cell>
          <table:table-cell table:style-name="ce4" table:formula="of:=128/[.K23]" office:value-type="percentage" office:value="0.14829699224301" calcext:value-type="percentage">
            <text:p>14.830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Normal Class Unique</text:p>
          </table:table-cell>
          <table:table-cell table:style-name="ce4" table:formula="of:=128/[.D24]" office:value-type="percentage" office:value="0.01" calcext:value-type="percentage">
            <text:p>1.000%</text:p>
          </table:table-cell>
          <table:table-cell table:style-name="ce4" table:formula="of:=128/[.E24]" office:value-type="percentage" office:value="0.04" calcext:value-type="percentage">
            <text:p>4.000%</text:p>
          </table:table-cell>
          <table:table-cell table:style-name="ce4" table:formula="of:=128/[.F24]" office:value-type="percentage" office:value="0.0501960784313726" calcext:value-type="percentage">
            <text:p>5.020%</text:p>
          </table:table-cell>
          <table:table-cell table:style-name="ce4" table:formula="of:=128/[.G24]" office:value-type="percentage" office:value="0.064" calcext:value-type="percentage">
            <text:p>6.400%</text:p>
          </table:table-cell>
          <table:table-cell table:style-name="ce4" table:formula="of:=128/[.H24]" office:value-type="percentage" office:value="0.128" calcext:value-type="percentage">
            <text:p>12.800%</text:p>
          </table:table-cell>
          <table:table-cell table:style-name="ce4" table:formula="of:=128/[.I24]" office:value-type="percentage" office:value="0.16" calcext:value-type="percentage">
            <text:p>16.000%</text:p>
          </table:table-cell>
          <table:table-cell table:style-name="ce4" table:formula="of:=128/[.J24]" office:value-type="percentage" office:value="0.16" calcext:value-type="percentage">
            <text:p>16.000%</text:p>
          </table:table-cell>
          <table:table-cell table:style-name="ce4" table:formula="of:=128/[.K24]" office:value-type="percentage" office:value="0.243809523809524" calcext:value-type="percentage">
            <text:p>24.381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Exc/Eli Class Unique</text:p>
          </table:table-cell>
          <table:table-cell table:style-name="ce4" table:formula="of:=128/[.D25]" office:value-type="percentage" office:value="0.01" calcext:value-type="percentage">
            <text:p>1.000%</text:p>
          </table:table-cell>
          <table:table-cell table:style-name="ce4" table:formula="of:=128/[.E25]" office:value-type="percentage" office:value="0.04" calcext:value-type="percentage">
            <text:p>4.000%</text:p>
          </table:table-cell>
          <table:table-cell table:style-name="ce4" table:formula="of:=128/[.F25]" office:value-type="percentage" office:value="0.0501960784313726" calcext:value-type="percentage">
            <text:p>5.020%</text:p>
          </table:table-cell>
          <table:table-cell table:style-name="ce4" table:formula="of:=128/[.G25]" office:value-type="percentage" office:value="0.064" calcext:value-type="percentage">
            <text:p>6.400%</text:p>
          </table:table-cell>
          <table:table-cell table:style-name="ce4" table:formula="of:=128/[.H25]" office:value-type="percentage" office:value="0.128" calcext:value-type="percentage">
            <text:p>12.800%</text:p>
          </table:table-cell>
          <table:table-cell table:style-name="ce4" table:formula="of:=128/[.I25]" office:value-type="percentage" office:value="0.16" calcext:value-type="percentage">
            <text:p>16.000%</text:p>
          </table:table-cell>
          <table:table-cell table:style-name="ce4" table:formula="of:=128/[.J25]" office:value-type="percentage" office:value="0.16" calcext:value-type="percentage">
            <text:p>16.000%</text:p>
          </table:table-cell>
          <table:table-cell table:style-name="ce4" table:formula="of:=128/[.K25]" office:value-type="percentage" office:value="0.243809523809524" calcext:value-type="percentage">
            <text:p>24.381%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formula="of:=[.$M13]-([.$M13]*[.D$20])/1024" office:value-type="float" office:value="6868" calcext:value-type="float">
            <text:p>6868</text:p>
          </table:table-cell>
          <table:table-cell table:formula="of:=[.$M13]-([.$M13]*[.E$20])/1024" office:value-type="float" office:value="1717" calcext:value-type="float">
            <text:p>1717</text:p>
          </table:table-cell>
          <table:table-cell table:formula="of:=[.$M13]-([.$M13]*[.F$20])/1024" office:value-type="float" office:value="1368.234375" calcext:value-type="float">
            <text:p>1368.234375</text:p>
          </table:table-cell>
          <table:table-cell table:formula="of:=[.$M13]-([.$M13]*[.G$20])/1024" office:value-type="float" office:value="1073.125" calcext:value-type="float">
            <text:p>1073.125</text:p>
          </table:table-cell>
          <table:table-cell table:formula="of:=[.$M13]-([.$M13]*[.H$20])/1024" office:value-type="float" office:value="536.5625" calcext:value-type="float">
            <text:p>536.5625</text:p>
          </table:table-cell>
          <table:table-cell table:formula="of:=[.$M13]-([.$M13]*[.I$20])/1024" office:value-type="float" office:value="429.25" calcext:value-type="float">
            <text:p>429.25</text:p>
          </table:table-cell>
          <table:table-cell table:formula="of:=[.$M13]-([.$M13]*[.J$20])/1024" office:value-type="float" office:value="429.25" calcext:value-type="float">
            <text:p>429.25</text:p>
          </table:table-cell>
          <table:table-cell table:formula="of:=[.$M13]-([.$M13]*[.K$20])/1024" office:value-type="float" office:value="281.6953125" calcext:value-type="float">
            <text:p>281.69531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$M14]-([.$M14]*[.D$20])/1024" office:value-type="float" office:value="6868" calcext:value-type="float">
            <text:p>6868</text:p>
          </table:table-cell>
          <table:table-cell table:formula="of:=[.$M14]-([.$M14]*[.E$20])/1024" office:value-type="float" office:value="1717" calcext:value-type="float">
            <text:p>1717</text:p>
          </table:table-cell>
          <table:table-cell table:formula="of:=[.$M14]-([.$M14]*[.F$20])/1024" office:value-type="float" office:value="1368.234375" calcext:value-type="float">
            <text:p>1368.234375</text:p>
          </table:table-cell>
          <table:table-cell table:formula="of:=[.$M14]-([.$M14]*[.G$20])/1024" office:value-type="float" office:value="1073.125" calcext:value-type="float">
            <text:p>1073.125</text:p>
          </table:table-cell>
          <table:table-cell table:formula="of:=[.$M14]-([.$M14]*[.H$20])/1024" office:value-type="float" office:value="536.5625" calcext:value-type="float">
            <text:p>536.5625</text:p>
          </table:table-cell>
          <table:table-cell table:formula="of:=[.$M14]-([.$M14]*[.I$20])/1024" office:value-type="float" office:value="429.25" calcext:value-type="float">
            <text:p>429.25</text:p>
          </table:table-cell>
          <table:table-cell table:formula="of:=[.$M14]-([.$M14]*[.J$20])/1024" office:value-type="float" office:value="429.25" calcext:value-type="float">
            <text:p>429.25</text:p>
          </table:table-cell>
          <table:table-cell table:formula="of:=[.$M14]-([.$M14]*[.K$20])/1024" office:value-type="float" office:value="281.6953125" calcext:value-type="float">
            <text:p>281.69531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$M15]-([.$M15]*[.D$20])/1024" office:value-type="float" office:value="5173" calcext:value-type="float">
            <text:p>5173</text:p>
          </table:table-cell>
          <table:table-cell table:formula="of:=[.$M15]-([.$M15]*[.E$20])/1024" office:value-type="float" office:value="1293.25" calcext:value-type="float">
            <text:p>1293.25</text:p>
          </table:table-cell>
          <table:table-cell table:formula="of:=[.$M15]-([.$M15]*[.F$20])/1024" office:value-type="float" office:value="1030.55859375" calcext:value-type="float">
            <text:p>1030.55859375</text:p>
          </table:table-cell>
          <table:table-cell table:formula="of:=[.$M15]-([.$M15]*[.G$20])/1024" office:value-type="float" office:value="808.28125" calcext:value-type="float">
            <text:p>808.28125</text:p>
          </table:table-cell>
          <table:table-cell table:formula="of:=[.$M15]-([.$M15]*[.H$20])/1024" office:value-type="float" office:value="404.140625" calcext:value-type="float">
            <text:p>404.140625</text:p>
          </table:table-cell>
          <table:table-cell table:formula="of:=[.$M15]-([.$M15]*[.I$20])/1024" office:value-type="float" office:value="323.3125" calcext:value-type="float">
            <text:p>323.3125</text:p>
          </table:table-cell>
          <table:table-cell table:formula="of:=[.$M15]-([.$M15]*[.J$20])/1024" office:value-type="float" office:value="323.3125" calcext:value-type="float">
            <text:p>323.3125</text:p>
          </table:table-cell>
          <table:table-cell table:formula="of:=[.$M15]-([.$M15]*[.K$20])/1024" office:value-type="float" office:value="212.173828125" calcext:value-type="float">
            <text:p>212.1738281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$M16]-([.$M16]*[.D$20])/1024" office:value-type="float" office:value="5173" calcext:value-type="float">
            <text:p>5173</text:p>
          </table:table-cell>
          <table:table-cell table:formula="of:=[.$M16]-([.$M16]*[.E$20])/1024" office:value-type="float" office:value="1293.25" calcext:value-type="float">
            <text:p>1293.25</text:p>
          </table:table-cell>
          <table:table-cell table:formula="of:=[.$M16]-([.$M16]*[.F$20])/1024" office:value-type="float" office:value="1030.55859375" calcext:value-type="float">
            <text:p>1030.55859375</text:p>
          </table:table-cell>
          <table:table-cell table:formula="of:=[.$M16]-([.$M16]*[.G$20])/1024" office:value-type="float" office:value="808.28125" calcext:value-type="float">
            <text:p>808.28125</text:p>
          </table:table-cell>
          <table:table-cell table:formula="of:=[.$M16]-([.$M16]*[.H$20])/1024" office:value-type="float" office:value="404.140625" calcext:value-type="float">
            <text:p>404.140625</text:p>
          </table:table-cell>
          <table:table-cell table:formula="of:=[.$M16]-([.$M16]*[.I$20])/1024" office:value-type="float" office:value="323.3125" calcext:value-type="float">
            <text:p>323.3125</text:p>
          </table:table-cell>
          <table:table-cell table:formula="of:=[.$M16]-([.$M16]*[.J$20])/1024" office:value-type="float" office:value="323.3125" calcext:value-type="float">
            <text:p>323.3125</text:p>
          </table:table-cell>
          <table:table-cell table:formula="of:=[.$M16]-([.$M16]*[.K$20])/1024" office:value-type="float" office:value="212.173828125" calcext:value-type="float">
            <text:p>212.173828125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>
            <text:p>Normal Set</text:p>
          </table:table-cell>
          <table:table-cell table:style-name="ce4" table:formula="of:=MIN(128/[.D32];1-[.D27])" office:value-type="percentage" office:value="0.0186371578334304" calcext:value-type="percentage">
            <text:p>1.864%</text:p>
          </table:table-cell>
          <table:table-cell table:style-name="ce4" table:formula="of:=MIN(128/[.E32];1-[.E27])" office:value-type="percentage" office:value="0.0745486313337216" calcext:value-type="percentage">
            <text:p>7.455%</text:p>
          </table:table-cell>
          <table:table-cell table:style-name="ce4" table:formula="of:=MIN(128/[.F32];1-[.F27])" office:value-type="percentage" office:value="0.0935512236344742" calcext:value-type="percentage">
            <text:p>9.355%</text:p>
          </table:table-cell>
          <table:table-cell table:style-name="ce4" table:formula="of:=MIN(128/[.G32];1-[.G27])" office:value-type="percentage" office:value="0.119277810133955" calcext:value-type="percentage">
            <text:p>11.928%</text:p>
          </table:table-cell>
          <table:table-cell table:style-name="ce4" table:formula="of:=MIN(128/[.H32];1-[.H27])" office:value-type="percentage" office:value="0.238555620267909" calcext:value-type="percentage">
            <text:p>23.856%</text:p>
          </table:table-cell>
          <table:table-cell table:style-name="ce4" table:formula="of:=MIN(128/[.I32];1-[.I27])" office:value-type="percentage" office:value="0.298194525334886" calcext:value-type="percentage">
            <text:p>29.819%</text:p>
          </table:table-cell>
          <table:table-cell table:style-name="ce4" table:formula="of:=MIN(128/[.J32];1-[.J27])" office:value-type="percentage" office:value="0.298194525334886" calcext:value-type="percentage">
            <text:p>29.819%</text:p>
          </table:table-cell>
          <table:table-cell table:style-name="ce4" table:formula="of:=MIN(128/[.K32];1-[.K27])" office:value-type="percentage" office:value="0.45439165765316" calcext:value-type="percentage">
            <text:p>45.439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Exc/Eli Set</text:p>
          </table:table-cell>
          <table:table-cell table:style-name="ce4" table:formula="of:=MIN(128/[.D33];1-[.D28])" office:value-type="percentage" office:value="0.0186371578334304" calcext:value-type="percentage">
            <text:p>1.864%</text:p>
          </table:table-cell>
          <table:table-cell table:style-name="ce4" table:formula="of:=MIN(128/[.E33];1-[.E28])" office:value-type="percentage" office:value="0.0745486313337216" calcext:value-type="percentage">
            <text:p>7.455%</text:p>
          </table:table-cell>
          <table:table-cell table:style-name="ce4" table:formula="of:=MIN(128/[.F33];1-[.F28])" office:value-type="percentage" office:value="0.0935512236344742" calcext:value-type="percentage">
            <text:p>9.355%</text:p>
          </table:table-cell>
          <table:table-cell table:style-name="ce4" table:formula="of:=MIN(128/[.G33];1-[.G28])" office:value-type="percentage" office:value="0.119277810133955" calcext:value-type="percentage">
            <text:p>11.928%</text:p>
          </table:table-cell>
          <table:table-cell table:style-name="ce4" table:formula="of:=MIN(128/[.H33];1-[.H28])" office:value-type="percentage" office:value="0.238555620267909" calcext:value-type="percentage">
            <text:p>23.856%</text:p>
          </table:table-cell>
          <table:table-cell table:style-name="ce4" table:formula="of:=MIN(128/[.I33];1-[.I28])" office:value-type="percentage" office:value="0.298194525334886" calcext:value-type="percentage">
            <text:p>29.819%</text:p>
          </table:table-cell>
          <table:table-cell table:style-name="ce4" table:formula="of:=MIN(128/[.J33];1-[.J28])" office:value-type="percentage" office:value="0.298194525334886" calcext:value-type="percentage">
            <text:p>29.819%</text:p>
          </table:table-cell>
          <table:table-cell table:style-name="ce4" table:formula="of:=MIN(128/[.K33];1-[.K28])" office:value-type="percentage" office:value="0.45439165765316" calcext:value-type="percentage">
            <text:p>45.439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Normal Class Set</text:p>
          </table:table-cell>
          <table:table-cell table:style-name="ce4" table:formula="of:=MIN(128/[.D34];1-[.D29])" office:value-type="percentage" office:value="0.0247438623622656" calcext:value-type="percentage">
            <text:p>2.474%</text:p>
          </table:table-cell>
          <table:table-cell table:style-name="ce4" table:formula="of:=MIN(128/[.E34];1-[.E29])" office:value-type="percentage" office:value="0.0989754494490624" calcext:value-type="percentage">
            <text:p>9.898%</text:p>
          </table:table-cell>
          <table:table-cell table:style-name="ce4" table:formula="of:=MIN(128/[.F34];1-[.F29])" office:value-type="percentage" office:value="0.124204485583137" calcext:value-type="percentage">
            <text:p>12.420%</text:p>
          </table:table-cell>
          <table:table-cell table:style-name="ce4" table:formula="of:=MIN(128/[.G34];1-[.G29])" office:value-type="percentage" office:value="0.1583607191185" calcext:value-type="percentage">
            <text:p>15.836%</text:p>
          </table:table-cell>
          <table:table-cell table:style-name="ce4" table:formula="of:=MIN(128/[.H34];1-[.H29])" office:value-type="percentage" office:value="0.316721438237" calcext:value-type="percentage">
            <text:p>31.672%</text:p>
          </table:table-cell>
          <table:table-cell table:style-name="ce4" table:formula="of:=MIN(128/[.I34];1-[.I29])" office:value-type="percentage" office:value="0.39590179779625" calcext:value-type="percentage">
            <text:p>39.590%</text:p>
          </table:table-cell>
          <table:table-cell table:style-name="ce4" table:formula="of:=MIN(128/[.J34];1-[.J29])" office:value-type="percentage" office:value="0.39590179779625" calcext:value-type="percentage">
            <text:p>39.590%</text:p>
          </table:table-cell>
          <table:table-cell table:style-name="ce4" table:formula="of:=MIN(128/[.K34];1-[.K29])" office:value-type="percentage" office:value="0.603278929975238" calcext:value-type="percentage">
            <text:p>60.328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Exc/Eli Class Set</text:p>
          </table:table-cell>
          <table:table-cell table:style-name="ce4" table:formula="of:=MIN(128/[.D35];1-[.D30])" office:value-type="percentage" office:value="0.0247438623622656" calcext:value-type="percentage">
            <text:p>2.474%</text:p>
          </table:table-cell>
          <table:table-cell table:style-name="ce4" table:formula="of:=MIN(128/[.E35];1-[.E30])" office:value-type="percentage" office:value="0.0989754494490624" calcext:value-type="percentage">
            <text:p>9.898%</text:p>
          </table:table-cell>
          <table:table-cell table:style-name="ce4" table:formula="of:=MIN(128/[.F35];1-[.F30])" office:value-type="percentage" office:value="0.124204485583137" calcext:value-type="percentage">
            <text:p>12.420%</text:p>
          </table:table-cell>
          <table:table-cell table:style-name="ce4" table:formula="of:=MIN(128/[.G35];1-[.G30])" office:value-type="percentage" office:value="0.1583607191185" calcext:value-type="percentage">
            <text:p>15.836%</text:p>
          </table:table-cell>
          <table:table-cell table:style-name="ce4" table:formula="of:=MIN(128/[.H35];1-[.H30])" office:value-type="percentage" office:value="0.316721438237" calcext:value-type="percentage">
            <text:p>31.672%</text:p>
          </table:table-cell>
          <table:table-cell table:style-name="ce4" table:formula="of:=MIN(128/[.I35];1-[.I30])" office:value-type="percentage" office:value="0.39590179779625" calcext:value-type="percentage">
            <text:p>39.590%</text:p>
          </table:table-cell>
          <table:table-cell table:style-name="ce4" table:formula="of:=MIN(128/[.J35];1-[.J30])" office:value-type="percentage" office:value="0.39590179779625" calcext:value-type="percentage">
            <text:p>39.590%</text:p>
          </table:table-cell>
          <table:table-cell table:style-name="ce4" table:formula="of:=MIN(128/[.K35];1-[.K30])" office:value-type="percentage" office:value="0.603278929975238" calcext:value-type="percentage">
            <text:p>60.328%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formula="of:=[.$J13]-([.$J13]*[.D$20])/1024" office:value-type="float" office:value="4010" calcext:value-type="float">
            <text:p>4010</text:p>
          </table:table-cell>
          <table:table-cell table:formula="of:=[.$J13]-([.$J13]*[.E$20])/1024" office:value-type="float" office:value="1002.5" calcext:value-type="float">
            <text:p>1002.5</text:p>
          </table:table-cell>
          <table:table-cell table:formula="of:=[.$J13]-([.$J13]*[.F$20])/1024" office:value-type="float" office:value="798.8671875" calcext:value-type="float">
            <text:p>798.8671875</text:p>
          </table:table-cell>
          <table:table-cell table:formula="of:=[.$J13]-([.$J13]*[.G$20])/1024" office:value-type="float" office:value="626.5625" calcext:value-type="float">
            <text:p>626.5625</text:p>
          </table:table-cell>
          <table:table-cell table:formula="of:=[.$J13]-([.$J13]*[.H$20])/1024" office:value-type="float" office:value="313.28125" calcext:value-type="float">
            <text:p>313.28125</text:p>
          </table:table-cell>
          <table:table-cell table:formula="of:=[.$J13]-([.$J13]*[.I$20])/1024" office:value-type="float" office:value="250.625" calcext:value-type="float">
            <text:p>250.625</text:p>
          </table:table-cell>
          <table:table-cell table:formula="of:=[.$J13]-([.$J13]*[.J$20])/1024" office:value-type="float" office:value="250.625" calcext:value-type="float">
            <text:p>250.625</text:p>
          </table:table-cell>
          <table:table-cell table:formula="of:=[.$J13]-([.$J13]*[.K$20])/1024" office:value-type="float" office:value="164.47265625" calcext:value-type="float">
            <text:p>164.472656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$J14]-([.$J14]*[.D$20])/1024" office:value-type="float" office:value="4010" calcext:value-type="float">
            <text:p>4010</text:p>
          </table:table-cell>
          <table:table-cell table:formula="of:=[.$J14]-([.$J14]*[.E$20])/1024" office:value-type="float" office:value="1002.5" calcext:value-type="float">
            <text:p>1002.5</text:p>
          </table:table-cell>
          <table:table-cell table:formula="of:=[.$J14]-([.$J14]*[.F$20])/1024" office:value-type="float" office:value="798.8671875" calcext:value-type="float">
            <text:p>798.8671875</text:p>
          </table:table-cell>
          <table:table-cell table:formula="of:=[.$J14]-([.$J14]*[.G$20])/1024" office:value-type="float" office:value="626.5625" calcext:value-type="float">
            <text:p>626.5625</text:p>
          </table:table-cell>
          <table:table-cell table:formula="of:=[.$J14]-([.$J14]*[.H$20])/1024" office:value-type="float" office:value="313.28125" calcext:value-type="float">
            <text:p>313.28125</text:p>
          </table:table-cell>
          <table:table-cell table:formula="of:=[.$J14]-([.$J14]*[.I$20])/1024" office:value-type="float" office:value="250.625" calcext:value-type="float">
            <text:p>250.625</text:p>
          </table:table-cell>
          <table:table-cell table:formula="of:=[.$J14]-([.$J14]*[.J$20])/1024" office:value-type="float" office:value="250.625" calcext:value-type="float">
            <text:p>250.625</text:p>
          </table:table-cell>
          <table:table-cell table:formula="of:=[.$J14]-([.$J14]*[.K$20])/1024" office:value-type="float" office:value="164.47265625" calcext:value-type="float">
            <text:p>164.472656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$J15]-([.$J15]*[.D$20])/1024" office:value-type="float" office:value="3242" calcext:value-type="float">
            <text:p>3242</text:p>
          </table:table-cell>
          <table:table-cell table:formula="of:=[.$J15]-([.$J15]*[.E$20])/1024" office:value-type="float" office:value="810.5" calcext:value-type="float">
            <text:p>810.5</text:p>
          </table:table-cell>
          <table:table-cell table:formula="of:=[.$J15]-([.$J15]*[.F$20])/1024" office:value-type="float" office:value="645.8671875" calcext:value-type="float">
            <text:p>645.8671875</text:p>
          </table:table-cell>
          <table:table-cell table:formula="of:=[.$J15]-([.$J15]*[.G$20])/1024" office:value-type="float" office:value="506.5625" calcext:value-type="float">
            <text:p>506.5625</text:p>
          </table:table-cell>
          <table:table-cell table:formula="of:=[.$J15]-([.$J15]*[.H$20])/1024" office:value-type="float" office:value="253.28125" calcext:value-type="float">
            <text:p>253.28125</text:p>
          </table:table-cell>
          <table:table-cell table:formula="of:=[.$J15]-([.$J15]*[.I$20])/1024" office:value-type="float" office:value="202.625" calcext:value-type="float">
            <text:p>202.625</text:p>
          </table:table-cell>
          <table:table-cell table:formula="of:=[.$J15]-([.$J15]*[.J$20])/1024" office:value-type="float" office:value="202.625" calcext:value-type="float">
            <text:p>202.625</text:p>
          </table:table-cell>
          <table:table-cell table:formula="of:=[.$J15]-([.$J15]*[.K$20])/1024" office:value-type="float" office:value="132.97265625" calcext:value-type="float">
            <text:p>132.97265625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$J16]-([.$J16]*[.D$20])/1024" office:value-type="float" office:value="3242" calcext:value-type="float">
            <text:p>3242</text:p>
          </table:table-cell>
          <table:table-cell table:formula="of:=[.$J16]-([.$J16]*[.E$20])/1024" office:value-type="float" office:value="810.5" calcext:value-type="float">
            <text:p>810.5</text:p>
          </table:table-cell>
          <table:table-cell table:formula="of:=[.$J16]-([.$J16]*[.F$20])/1024" office:value-type="float" office:value="645.8671875" calcext:value-type="float">
            <text:p>645.8671875</text:p>
          </table:table-cell>
          <table:table-cell table:formula="of:=[.$J16]-([.$J16]*[.G$20])/1024" office:value-type="float" office:value="506.5625" calcext:value-type="float">
            <text:p>506.5625</text:p>
          </table:table-cell>
          <table:table-cell table:formula="of:=[.$J16]-([.$J16]*[.H$20])/1024" office:value-type="float" office:value="253.28125" calcext:value-type="float">
            <text:p>253.28125</text:p>
          </table:table-cell>
          <table:table-cell table:formula="of:=[.$J16]-([.$J16]*[.I$20])/1024" office:value-type="float" office:value="202.625" calcext:value-type="float">
            <text:p>202.625</text:p>
          </table:table-cell>
          <table:table-cell table:formula="of:=[.$J16]-([.$J16]*[.J$20])/1024" office:value-type="float" office:value="202.625" calcext:value-type="float">
            <text:p>202.625</text:p>
          </table:table-cell>
          <table:table-cell table:formula="of:=[.$J16]-([.$J16]*[.K$20])/1024" office:value-type="float" office:value="132.97265625" calcext:value-type="float">
            <text:p>132.97265625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>
            <text:p>Normal Rare</text:p>
          </table:table-cell>
          <table:table-cell table:style-name="ce4" table:formula="of:=MIN(128/[.D42];1-[.D37]-[.D27])" office:value-type="percentage" office:value="0.0319201995012469" calcext:value-type="percentage">
            <text:p>3.192%</text:p>
          </table:table-cell>
          <table:table-cell table:style-name="ce4" table:formula="of:=MIN(128/[.E42];1-[.E37]-[.E27])" office:value-type="percentage" office:value="0.127680798004988" calcext:value-type="percentage">
            <text:p>12.768%</text:p>
          </table:table-cell>
          <table:table-cell table:style-name="ce4" table:formula="of:=MIN(128/[.F42];1-[.F37]-[.F27])" office:value-type="percentage" office:value="0.160226883770965" calcext:value-type="percentage">
            <text:p>16.023%</text:p>
          </table:table-cell>
          <table:table-cell table:style-name="ce4" table:formula="of:=MIN(128/[.G42];1-[.G37]-[.G27])" office:value-type="percentage" office:value="0.20428927680798" calcext:value-type="percentage">
            <text:p>20.429%</text:p>
          </table:table-cell>
          <table:table-cell table:style-name="ce4" table:formula="of:=MIN(128/[.H42];1-[.H37]-[.H27])" office:value-type="percentage" office:value="0.40857855361596" calcext:value-type="percentage">
            <text:p>40.858%</text:p>
          </table:table-cell>
          <table:table-cell table:style-name="ce4" table:formula="of:=MIN(128/[.I42];1-[.I37]-[.I27])" office:value-type="percentage" office:value="0.51072319201995" calcext:value-type="percentage">
            <text:p>51.072%</text:p>
          </table:table-cell>
          <table:table-cell table:style-name="ce4" table:formula="of:=MIN(128/[.J42];1-[.J37]-[.J27])" office:value-type="percentage" office:value="0.51072319201995" calcext:value-type="percentage">
            <text:p>51.072%</text:p>
          </table:table-cell>
          <table:table-cell table:style-name="ce4" table:formula="of:=MIN(128/[.K42];1-[.K37]-[.K27])" office:value-type="percentage" office:value="0.39731135010383" calcext:value-type="percentage">
            <text:p>39.731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Exc/Eli Rare</text:p>
          </table:table-cell>
          <table:table-cell table:style-name="ce4" table:formula="of:=MIN(128/[.D43];1-[.D38]-[.D28])" office:value-type="percentage" office:value="0.0319201995012469" calcext:value-type="percentage">
            <text:p>3.192%</text:p>
          </table:table-cell>
          <table:table-cell table:style-name="ce4" table:formula="of:=MIN(128/[.E43];1-[.E38]-[.E28])" office:value-type="percentage" office:value="0.127680798004988" calcext:value-type="percentage">
            <text:p>12.768%</text:p>
          </table:table-cell>
          <table:table-cell table:style-name="ce4" table:formula="of:=MIN(128/[.F43];1-[.F38]-[.F28])" office:value-type="percentage" office:value="0.160226883770965" calcext:value-type="percentage">
            <text:p>16.023%</text:p>
          </table:table-cell>
          <table:table-cell table:style-name="ce4" table:formula="of:=MIN(128/[.G43];1-[.G38]-[.G28])" office:value-type="percentage" office:value="0.20428927680798" calcext:value-type="percentage">
            <text:p>20.429%</text:p>
          </table:table-cell>
          <table:table-cell table:style-name="ce4" table:formula="of:=MIN(128/[.H43];1-[.H38]-[.H28])" office:value-type="percentage" office:value="0.40857855361596" calcext:value-type="percentage">
            <text:p>40.858%</text:p>
          </table:table-cell>
          <table:table-cell table:style-name="ce4" table:formula="of:=MIN(128/[.I43];1-[.I38]-[.I28])" office:value-type="percentage" office:value="0.51072319201995" calcext:value-type="percentage">
            <text:p>51.072%</text:p>
          </table:table-cell>
          <table:table-cell table:style-name="ce4" table:formula="of:=MIN(128/[.J43];1-[.J38]-[.J28])" office:value-type="percentage" office:value="0.51072319201995" calcext:value-type="percentage">
            <text:p>51.072%</text:p>
          </table:table-cell>
          <table:table-cell table:style-name="ce4" table:formula="of:=MIN(128/[.K43];1-[.K38]-[.K28])" office:value-type="percentage" office:value="0.39731135010383" calcext:value-type="percentage">
            <text:p>39.731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Normal Class Rare</text:p>
          </table:table-cell>
          <table:table-cell table:style-name="ce4" table:formula="of:=MIN(128/[.D44];1-[.D39]-[.D29])" office:value-type="percentage" office:value="0.0394818013571869" calcext:value-type="percentage">
            <text:p>3.948%</text:p>
          </table:table-cell>
          <table:table-cell table:style-name="ce4" table:formula="of:=MIN(128/[.E44];1-[.E39]-[.E29])" office:value-type="percentage" office:value="0.157927205428748" calcext:value-type="percentage">
            <text:p>15.793%</text:p>
          </table:table-cell>
          <table:table-cell table:style-name="ce4" table:formula="of:=MIN(128/[.F44];1-[.F39]-[.F29])" office:value-type="percentage" office:value="0.198183159753723" calcext:value-type="percentage">
            <text:p>19.818%</text:p>
          </table:table-cell>
          <table:table-cell table:style-name="ce4" table:formula="of:=MIN(128/[.G44];1-[.G39]-[.G29])" office:value-type="percentage" office:value="0.252683528685996" calcext:value-type="percentage">
            <text:p>25.268%</text:p>
          </table:table-cell>
          <table:table-cell table:style-name="ce4" table:formula="of:=MIN(128/[.H44];1-[.H39]-[.H29])" office:value-type="percentage" office:value="0.505367057371993" calcext:value-type="percentage">
            <text:p>50.537%</text:p>
          </table:table-cell>
          <table:table-cell table:style-name="ce4" table:formula="of:=MIN(128/[.I44];1-[.I39]-[.I29])" office:value-type="percentage" office:value="0.44409820220375" calcext:value-type="percentage">
            <text:p>44.410%</text:p>
          </table:table-cell>
          <table:table-cell table:style-name="ce4" table:formula="of:=MIN(128/[.J44];1-[.J39]-[.J29])" office:value-type="percentage" office:value="0.44409820220375" calcext:value-type="percentage">
            <text:p>44.410%</text:p>
          </table:table-cell>
          <table:table-cell table:style-name="ce4" table:formula="of:=MIN(128/[.K44];1-[.K39]-[.K29])" office:value-type="percentage" office:value="0.152911546215239" calcext:value-type="percentage">
            <text:p>15.291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Exc/Eli Class Rare</text:p>
          </table:table-cell>
          <table:table-cell table:style-name="ce4" table:formula="of:=MIN(128/[.D45];1-[.D40]-[.D30])" office:value-type="percentage" office:value="0.0394818013571869" calcext:value-type="percentage">
            <text:p>3.948%</text:p>
          </table:table-cell>
          <table:table-cell table:style-name="ce4" table:formula="of:=MIN(128/[.E45];1-[.E40]-[.E30])" office:value-type="percentage" office:value="0.157927205428748" calcext:value-type="percentage">
            <text:p>15.793%</text:p>
          </table:table-cell>
          <table:table-cell table:style-name="ce4" table:formula="of:=MIN(128/[.F45];1-[.F40]-[.F30])" office:value-type="percentage" office:value="0.198183159753723" calcext:value-type="percentage">
            <text:p>19.818%</text:p>
          </table:table-cell>
          <table:table-cell table:style-name="ce4" table:formula="of:=MIN(128/[.G45];1-[.G40]-[.G30])" office:value-type="percentage" office:value="0.252683528685996" calcext:value-type="percentage">
            <text:p>25.268%</text:p>
          </table:table-cell>
          <table:table-cell table:style-name="ce4" table:formula="of:=MIN(128/[.H45];1-[.H40]-[.H30])" office:value-type="percentage" office:value="0.505367057371993" calcext:value-type="percentage">
            <text:p>50.537%</text:p>
          </table:table-cell>
          <table:table-cell table:style-name="ce4" table:formula="of:=MIN(128/[.I45];1-[.I40]-[.I30])" office:value-type="percentage" office:value="0.44409820220375" calcext:value-type="percentage">
            <text:p>44.410%</text:p>
          </table:table-cell>
          <table:table-cell table:style-name="ce4" table:formula="of:=MIN(128/[.J45];1-[.J40]-[.J30])" office:value-type="percentage" office:value="0.44409820220375" calcext:value-type="percentage">
            <text:p>44.410%</text:p>
          </table:table-cell>
          <table:table-cell table:style-name="ce4" table:formula="of:=MIN(128/[.K45];1-[.K40]-[.K30])" office:value-type="percentage" office:value="0.152911546215239" calcext:value-type="percentage">
            <text:p>15.291%</text:p>
          </table:table-cell>
          <table:table-cell table:number-columns-repeated="9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2"/>
          <table:table-cell table:style-name="ce2" office:value-type="string" calcext:value-type="string">
            <text:p>Normal Magic</text:p>
          </table:table-cell>
          <table:table-cell table:style-name="ce4" table:formula="of:=(MAX(0;1-[.D47]-[.D37]-[.D27]))" office:value-type="percentage" office:value="0.943360148842855" calcext:value-type="percentage">
            <text:p>94.336%</text:p>
          </table:table-cell>
          <table:table-cell table:style-name="ce4" table:formula="of:=(MAX(0;1-[.E47]-[.E37]-[.E27]))" office:value-type="percentage" office:value="0.773440595371422" calcext:value-type="percentage">
            <text:p>77.344%</text:p>
          </table:table-cell>
          <table:table-cell table:style-name="ce4" table:formula="of:=(MAX(0;1-[.F47]-[.F37]-[.F27]))" office:value-type="percentage" office:value="0.715690158897471" calcext:value-type="percentage">
            <text:p>71.569%</text:p>
          </table:table-cell>
          <table:table-cell table:style-name="ce4" table:formula="of:=(MAX(0;1-[.G47]-[.G37]-[.G27]))" office:value-type="percentage" office:value="0.637504952594275" calcext:value-type="percentage">
            <text:p>63.750%</text:p>
          </table:table-cell>
          <table:table-cell table:style-name="ce4" table:formula="of:=(MAX(0;1-[.H47]-[.H37]-[.H27]))" office:value-type="percentage" office:value="0.27500990518855" calcext:value-type="percentage">
            <text:p>27.501%</text:p>
          </table:table-cell>
          <table:table-cell table:style-name="ce4" table:formula="of:=(MAX(0;1-[.I47]-[.I37]-[.I27]))" office:value-type="percentage" office:value="0.0937623814856881" calcext:value-type="percentage">
            <text:p>9.376%</text:p>
          </table:table-cell>
          <table:table-cell table:style-name="ce4" table:formula="of:=(MAX(0;1-[.J47]-[.J37]-[.J27]))" office:value-type="percentage" office:value="0.0937623814856881" calcext:value-type="percentage">
            <text:p>9.376%</text:p>
          </table:table-cell>
          <table:table-cell table:style-name="ce4" table:formula="of:=(MAX(0;1-[.K47]-[.K37]-[.K27]))" office:value-type="percentage" office:value="0" calcext:value-type="percentage">
            <text:p>0.000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Exc/Eli Magic</text:p>
          </table:table-cell>
          <table:table-cell table:style-name="ce4" table:formula="of:=(MAX(0;1-[.D48]-[.D38]-[.D28]))" office:value-type="percentage" office:value="0.943360148842855" calcext:value-type="percentage">
            <text:p>94.336%</text:p>
          </table:table-cell>
          <table:table-cell table:style-name="ce4" table:formula="of:=(MAX(0;1-[.E48]-[.E38]-[.E28]))" office:value-type="percentage" office:value="0.773440595371422" calcext:value-type="percentage">
            <text:p>77.344%</text:p>
          </table:table-cell>
          <table:table-cell table:style-name="ce4" table:formula="of:=(MAX(0;1-[.F48]-[.F38]-[.F28]))" office:value-type="percentage" office:value="0.715690158897471" calcext:value-type="percentage">
            <text:p>71.569%</text:p>
          </table:table-cell>
          <table:table-cell table:style-name="ce4" table:formula="of:=(MAX(0;1-[.G48]-[.G38]-[.G28]))" office:value-type="percentage" office:value="0.637504952594275" calcext:value-type="percentage">
            <text:p>63.750%</text:p>
          </table:table-cell>
          <table:table-cell table:style-name="ce4" table:formula="of:=(MAX(0;1-[.H48]-[.H38]-[.H28]))" office:value-type="percentage" office:value="0.27500990518855" calcext:value-type="percentage">
            <text:p>27.501%</text:p>
          </table:table-cell>
          <table:table-cell table:style-name="ce4" table:formula="of:=(MAX(0;1-[.I48]-[.I38]-[.I28]))" office:value-type="percentage" office:value="0.0937623814856881" calcext:value-type="percentage">
            <text:p>9.376%</text:p>
          </table:table-cell>
          <table:table-cell table:style-name="ce4" table:formula="of:=(MAX(0;1-[.J48]-[.J38]-[.J28]))" office:value-type="percentage" office:value="0.0937623814856881" calcext:value-type="percentage">
            <text:p>9.376%</text:p>
          </table:table-cell>
          <table:table-cell table:style-name="ce4" table:formula="of:=(MAX(0;1-[.K48]-[.K38]-[.K28]))" office:value-type="percentage" office:value="0" calcext:value-type="percentage">
            <text:p>0.000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Normal Class Magic</text:p>
          </table:table-cell>
          <table:table-cell table:style-name="ce4" table:formula="of:=(MAX(0;1-[.D49]-[.D39]-[.D29]))" office:value-type="percentage" office:value="0.925774336280547" calcext:value-type="percentage">
            <text:p>92.577%</text:p>
          </table:table-cell>
          <table:table-cell table:style-name="ce4" table:formula="of:=(MAX(0;1-[.E49]-[.E39]-[.E29]))" office:value-type="percentage" office:value="0.70309734512219" calcext:value-type="percentage">
            <text:p>70.310%</text:p>
          </table:table-cell>
          <table:table-cell table:style-name="ce4" table:formula="of:=(MAX(0;1-[.F49]-[.F39]-[.F29]))" office:value-type="percentage" office:value="0.627416276231768" calcext:value-type="percentage">
            <text:p>62.742%</text:p>
          </table:table-cell>
          <table:table-cell table:style-name="ce4" table:formula="of:=(MAX(0;1-[.G49]-[.G39]-[.G29]))" office:value-type="percentage" office:value="0.524955752195504" calcext:value-type="percentage">
            <text:p>52.496%</text:p>
          </table:table-cell>
          <table:table-cell table:style-name="ce4" table:formula="of:=(MAX(0;1-[.H49]-[.H39]-[.H29]))" office:value-type="percentage" office:value="0.0499115043910076" calcext:value-type="percentage">
            <text:p>4.991%</text:p>
          </table:table-cell>
          <table:table-cell table:style-name="ce4" table:formula="of:=(MAX(0;1-[.I49]-[.I39]-[.I29]))" office:value-type="percentage" office:value="0" calcext:value-type="percentage">
            <text:p>0.000%</text:p>
          </table:table-cell>
          <table:table-cell table:style-name="ce4" table:formula="of:=(MAX(0;1-[.J49]-[.J39]-[.J29]))" office:value-type="percentage" office:value="0" calcext:value-type="percentage">
            <text:p>0.000%</text:p>
          </table:table-cell>
          <table:table-cell table:style-name="ce4" table:formula="of:=(MAX(0;1-[.K49]-[.K39]-[.K29]))" office:value-type="percentage" office:value="0" calcext:value-type="percentage">
            <text:p>0.000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Exc/Eli Class Magic</text:p>
          </table:table-cell>
          <table:table-cell table:style-name="ce4" table:formula="of:=(MAX(0;1-[.D50]-[.D40]-[.D30]))" office:value-type="percentage" office:value="0.925774336280547" calcext:value-type="percentage">
            <text:p>92.577%</text:p>
          </table:table-cell>
          <table:table-cell table:style-name="ce4" table:formula="of:=(MAX(0;1-[.E50]-[.E40]-[.E30]))" office:value-type="percentage" office:value="0.70309734512219" calcext:value-type="percentage">
            <text:p>70.310%</text:p>
          </table:table-cell>
          <table:table-cell table:style-name="ce4" table:formula="of:=(MAX(0;1-[.F50]-[.F40]-[.F30]))" office:value-type="percentage" office:value="0.627416276231768" calcext:value-type="percentage">
            <text:p>62.742%</text:p>
          </table:table-cell>
          <table:table-cell table:style-name="ce4" table:formula="of:=(MAX(0;1-[.G50]-[.G40]-[.G30]))" office:value-type="percentage" office:value="0.524955752195504" calcext:value-type="percentage">
            <text:p>52.496%</text:p>
          </table:table-cell>
          <table:table-cell table:style-name="ce4" table:formula="of:=(MAX(0;1-[.H50]-[.H40]-[.H30]))" office:value-type="percentage" office:value="0.0499115043910076" calcext:value-type="percentage">
            <text:p>4.991%</text:p>
          </table:table-cell>
          <table:table-cell table:style-name="ce4" table:formula="of:=(MAX(0;1-[.I50]-[.I40]-[.I30]))" office:value-type="percentage" office:value="0" calcext:value-type="percentage">
            <text:p>0.000%</text:p>
          </table:table-cell>
          <table:table-cell table:style-name="ce4" table:formula="of:=(MAX(0;1-[.J50]-[.J40]-[.J30]))" office:value-type="percentage" office:value="0" calcext:value-type="percentage">
            <text:p>0.000%</text:p>
          </table:table-cell>
          <table:table-cell table:style-name="ce4" table:formula="of:=(MAX(0;1-[.K50]-[.K40]-[.K30]))" office:value-type="percentage" office:value="0" calcext:value-type="percentage">
            <text:p>0.000%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21">
      <number:number number:decimal-places="3" loext:min-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1">00/00/0000</text:date>, <text:time style:data-style-name="N2" text:time-value="11:38:14.139111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lip Scheffknecht</meta:initial-creator>
    <meta:creation-date>2020-01-20T08:59:47.986840135</meta:creation-date>
    <dc:date>2020-01-20T10:56:08.163426819</dc:date>
    <dc:creator>Phillip Scheffknecht</dc:creator>
    <meta:editing-duration>PT24M41S</meta:editing-duration>
    <meta:editing-cycles>2</meta:editing-cycles>
    <meta:generator>LibreOffice/5.3.5.2$Linux_X86_64 LibreOffice_project/30m0$Build-2</meta:generator>
    <meta:document-statistic meta:table-count="1" meta:cell-count="464" meta:object-count="0"/>
  </office:meta>
</office:document-meta>
</file>